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nection.createSession( boolean b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setExceptionListener( ExceptionListener excep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createDurableConnectionConsumer( Topic topic , String paramName , String paramName1 , ServerSessionPool serverSessionPool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getExceptio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getClos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createSharedDurableConnectionConsumer( Topic topic , String subscriptionName , String messageSelector , ServerSessionPool sessionPool , int max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createSharedConnectionConsumer( Topic topic , String subscriptionName , String messageSelector , ServerSessionPool sessionPool , int max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setClientID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nnection.creat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getStar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getCli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createSession( int sess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nection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nnection.createConnectionConsumer( Destination destination , String paramName , ServerSessionPool serverSessionPool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